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25-03-26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25-02-2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25-01-29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24-12-31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24-11-26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24-10-24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24-09-30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24-08-28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24-07-31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24-07-02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24-05-30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24-04-23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24-03-1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24-02-27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24-01-23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1592" calcext:value-type="float">
            <text:p>33.3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23-12-21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23-11-29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23-10-25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23-09-28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23-09-01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23-08-01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23-06-29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23-06-02 2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23-04-25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23-03-29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23-02-27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23-02-02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876" calcext:value-type="float">
            <text:p>31.9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23-01-03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22-12-02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22-10-24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22-09-22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22-09-0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22-07-2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1792" calcext:value-type="float">
            <text:p>34.9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22-07-01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148" calcext:value-type="float">
            <text:p>34.7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22-05-31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22-05-05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22-04-01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22-03-02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22-01-26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824" calcext:value-type="float">
            <text:p>32.1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22-01-03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552" calcext:value-type="float">
            <text:p>31.8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21-12-01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21-10-27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21-09-30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0584" calcext:value-type="float">
            <text:p>34.3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21-09-01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7352" calcext:value-type="float">
            <text:p>33.6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21-07-28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1128" calcext:value-type="float">
            <text:p>34.1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21-06-28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4216" calcext:value-type="float">
            <text:p>34.4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21-06-01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21-04-29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0032" calcext:value-type="float">
            <text:p>32.2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21-03-31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21-03-02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844" calcext:value-type="float">
            <text:p>33.2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9588" calcext:value-type="float">
            <text:p>33.27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3244" calcext:value-type="float">
            <text:p>32.81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8252" calcext:value-type="float">
            <text:p>33.25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2816" calcext:value-type="float">
            <text:p>34.7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6368" calcext:value-type="float">
            <text:p>34.1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0816" calcext:value-type="float">
            <text:p>33.9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468" calcext:value-type="float">
            <text:p>33.6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6676" calcext:value-type="float">
            <text:p>35.12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8664" calcext:value-type="float">
            <text:p>34.2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7896" calcext:value-type="float">
            <text:p>33.4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8396" calcext:value-type="float">
            <text:p>33.64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2088" calcext:value-type="float">
            <text:p>34.2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2592" calcext:value-type="float">
            <text:p>33.6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6264" calcext:value-type="float">
            <text:p>34.1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3248" calcext:value-type="float">
            <text:p>35.8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3752" calcext:value-type="float">
            <text:p>35.3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2816" calcext:value-type="float">
            <text:p>34.7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0232" calcext:value-type="float">
            <text:p>33.8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328" calcext:value-type="float">
            <text:p>32.3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4848" calcext:value-type="float">
            <text:p>33.4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2984" calcext:value-type="float">
            <text:p>34.5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3944" calcext:value-type="float">
            <text:p>34.6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7764" calcext:value-type="float">
            <text:p>34.68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612" calcext:value-type="float">
            <text:p>33.7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3072" calcext:value-type="float">
            <text:p>33.7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1948" calcext:value-type="float">
            <text:p>33.11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5976" calcext:value-type="float">
            <text:p>33.3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6348" calcext:value-type="float">
            <text:p>34.02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9912" calcext:value-type="float">
            <text:p>35.1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0184" calcext:value-type="float">
            <text:p>35.0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7676" calcext:value-type="float">
            <text:p>35.50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7776" calcext:value-type="float">
            <text:p>36.3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6516" calcext:value-type="float">
            <text:p>33.84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9552" calcext:value-type="float">
            <text:p>36.0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0616" calcext:value-type="float">
            <text:p>36.1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0288" calcext:value-type="float">
            <text:p>35.0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0668" calcext:value-type="float">
            <text:p>34.30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8392" calcext:value-type="float">
            <text:p>34.3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0476" calcext:value-type="float">
            <text:p>35.05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8056" calcext:value-type="float">
            <text:p>34.7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3268" calcext:value-type="float">
            <text:p>36.05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5992" calcext:value-type="float">
            <text:p>34.2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9664" calcext:value-type="float">
            <text:p>34.6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3628" calcext:value-type="float">
            <text:p>35.12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4092" calcext:value-type="float">
            <text:p>38.07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5904" calcext:value-type="float">
            <text:p>35.0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9768" calcext:value-type="float">
            <text:p>34.7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7684" calcext:value-type="float">
            <text:p>34.04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476" calcext:value-type="float">
            <text:p>34.2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6716" calcext:value-type="float">
            <text:p>35.44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5856" calcext:value-type="float">
            <text:p>36.1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0712" calcext:value-type="float">
            <text:p>37.7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572" calcext:value-type="float">
            <text:p>38.1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8468" calcext:value-type="float">
            <text:p>35.74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6992" calcext:value-type="float">
            <text:p>38.4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9916" calcext:value-type="float">
            <text:p>38.1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4936" calcext:value-type="float">
            <text:p>36.4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8368" calcext:value-type="float">
            <text:p>34.9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6288" calcext:value-type="float">
            <text:p>34.8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5528" calcext:value-type="float">
            <text:p>35.0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8004" calcext:value-type="float">
            <text:p>36.60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948" calcext:value-type="float">
            <text:p>37.7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1544" calcext:value-type="float">
            <text:p>38.2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9392" calcext:value-type="float">
            <text:p>38.5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3384" calcext:value-type="float">
            <text:p>37.7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8552" calcext:value-type="float">
            <text:p>35.6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6444" calcext:value-type="float">
            <text:p>35.55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04" calcext:value-type="float">
            <text:p>36.8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4128" calcext:value-type="float">
            <text:p>35.3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1708" calcext:value-type="float">
            <text:p>35.00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794" calcext:value-type="float">
            <text:p>36.85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7276" calcext:value-type="float">
            <text:p>36.11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0184" calcext:value-type="float">
            <text:p>35.0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5676" calcext:value-type="float">
            <text:p>34.74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4944" calcext:value-type="float">
            <text:p>34.9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9284" calcext:value-type="float">
            <text:p>35.41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926" calcext:value-type="float">
            <text:p>35.98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2688" calcext:value-type="float">
            <text:p>35.2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2752" calcext:value-type="float">
            <text:p>34.9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8972" calcext:value-type="float">
            <text:p>35.20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8092" calcext:value-type="float">
            <text:p>35.78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3456" calcext:value-type="float">
            <text:p>36.0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7092" calcext:value-type="float">
            <text:p>35.40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156" calcext:value-type="float">
            <text:p>35.3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6608" calcext:value-type="float">
            <text:p>36.1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1388" calcext:value-type="float">
            <text:p>36.25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27" calcext:value-type="float">
            <text:p>36.84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784" calcext:value-type="float">
            <text:p>37.1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86" calcext:value-type="float">
            <text:p>38.3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626" calcext:value-type="float">
            <text:p>38.6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7264" calcext:value-type="float">
            <text:p>38.3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2132" calcext:value-type="float">
            <text:p>37.63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328" calcext:value-type="float">
            <text:p>37.6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052" calcext:value-type="float">
            <text:p>38.4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9016" calcext:value-type="float">
            <text:p>38.6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3" calcext:value-type="float">
            <text:p>39.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2908" calcext:value-type="float">
            <text:p>36.98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308" calcext:value-type="float">
            <text:p>36.0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588" calcext:value-type="float">
            <text:p>35.6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97788" calcext:value-type="float">
            <text:p>36.939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8677419355" calcext:value-type="float">
            <text:p>36.4518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41064516129" calcext:value-type="float">
            <text:p>36.1741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02792" calcext:value-type="float">
            <text:p>35.66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77627096774" calcext:value-type="float">
            <text:p>35.53776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21436" calcext:value-type="float">
            <text:p>35.64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89452903226" calcext:value-type="float">
            <text:p>35.65894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5794285714" calcext:value-type="float">
            <text:p>35.44257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55104516129" calcext:value-type="float">
            <text:p>35.2155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74472258065" calcext:value-type="float">
            <text:p>35.71744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73044" calcext:value-type="float">
            <text:p>35.887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51856" calcext:value-type="float">
            <text:p>36.10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99424" calcext:value-type="float">
            <text:p>36.41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63532903226" calcext:value-type="float">
            <text:p>36.25635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48787096774" calcext:value-type="float">
            <text:p>36.0848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83" calcext:value-type="float">
            <text:p>35.92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42549677419" calcext:value-type="float">
            <text:p>35.49425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77244" calcext:value-type="float">
            <text:p>35.437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44921290323" calcext:value-type="float">
            <text:p>35.47449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6766" calcext:value-type="float">
            <text:p>35.846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00668387097" calcext:value-type="float">
            <text:p>35.98006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0992258065" calcext:value-type="float">
            <text:p>35.98109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4396" calcext:value-type="float">
            <text:p>35.93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03761290322" calcext:value-type="float">
            <text:p>36.070376129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0192" calcext:value-type="float">
            <text:p>36.37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08842580645" calcext:value-type="float">
            <text:p>36.62088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4775483871" calcext:value-type="float">
            <text:p>35.93547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32536" calcext:value-type="float">
            <text:p>35.63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55998709677" calcext:value-type="float">
            <text:p>35.36559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45064" calcext:value-type="float">
            <text:p>35.34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50963870968" calcext:value-type="float">
            <text:p>35.56509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24262857143" calcext:value-type="float">
            <text:p>35.63242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8251612903" calcext:value-type="float">
            <text:p>35.9268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5210322581" calcext:value-type="float">
            <text:p>35.86552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76972" calcext:value-type="float">
            <text:p>36.337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32178064516" calcext:value-type="float">
            <text:p>36.73321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83896" calcext:value-type="float">
            <text:p>36.84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0696516129" calcext:value-type="float">
            <text:p>36.47069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58530322581" calcext:value-type="float">
            <text:p>36.23585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33253793103" calcext:value-type="float">
            <text:p>36.223325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88247272727" calcext:value-type="float">
            <text:p>36.108824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68192" calcext:value-type="float">
            <text:p>35.91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84763870968" calcext:value-type="float">
            <text:p>35.93847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70212903226" calcext:value-type="float">
            <text:p>36.2670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22756129032" calcext:value-type="float">
            <text:p>36.37227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6172" calcext:value-type="float">
            <text:p>36.332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31224615385" calcext:value-type="float">
            <text:p>36.823122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8584" calcext:value-type="float">
            <text:p>37.01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61696774194" calcext:value-type="float">
            <text:p>37.1961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68152258064" calcext:value-type="float">
            <text:p>36.756815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17312" calcext:value-type="float">
            <text:p>36.10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17012903226" calcext:value-type="float">
            <text:p>35.6117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96908" calcext:value-type="float">
            <text:p>35.219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79628387097" calcext:value-type="float">
            <text:p>35.14796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01845714286" calcext:value-type="float">
            <text:p>35.44018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91730322581" calcext:value-type="float">
            <text:p>36.12917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88113548387" calcext:value-type="float">
            <text:p>36.25881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82106666667" calcext:value-type="float">
            <text:p>36.56821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564" calcext:value-type="float">
            <text:p>33.6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6207483871" calcext:value-type="float">
            <text:p>33.24620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26832" calcext:value-type="float">
            <text:p>32.54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4872516129" calcext:value-type="float">
            <text:p>32.54487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11012" calcext:value-type="float">
            <text:p>32.331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206" calcext:value-type="float">
            <text:p>31.72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34498571429" calcext:value-type="float">
            <text:p>31.303449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33500645161" calcext:value-type="float">
            <text:p>31.52335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88188387097" calcext:value-type="float">
            <text:p>31.32881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5116" calcext:value-type="float">
            <text:p>31.220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79455483871" calcext:value-type="float">
            <text:p>31.2979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05496" calcext:value-type="float">
            <text:p>31.27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32984516129" calcext:value-type="float">
            <text:p>31.23329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2663225806" calcext:value-type="float">
            <text:p>31.06226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2808" calcext:value-type="float">
            <text:p>31.1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73677419355" calcext:value-type="float">
            <text:p>30.9273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8076" calcext:value-type="float">
            <text:p>31.08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42584516129" calcext:value-type="float">
            <text:p>31.2942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9888571429" calcext:value-type="float">
            <text:p>31.42498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27193548387" calcext:value-type="float">
            <text:p>31.7127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6950967742" calcext:value-type="float">
            <text:p>32.45269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6496" calcext:value-type="float">
            <text:p>32.4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6710967742" calcext:value-type="float">
            <text:p>32.64167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71792" calcext:value-type="float">
            <text:p>32.44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34157419355" calcext:value-type="float">
            <text:p>32.07341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1929032258" calcext:value-type="float">
            <text:p>32.1831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012" calcext:value-type="float">
            <text:p>32.077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9934193548" calcext:value-type="float">
            <text:p>31.76699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97712" calcext:value-type="float">
            <text:p>31.84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97054193548" calcext:value-type="float">
            <text:p>32.12970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25707586207" calcext:value-type="float">
            <text:p>32.182570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7029677419" calcext:value-type="float">
            <text:p>32.22070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18363870968" calcext:value-type="float">
            <text:p>32.34183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98492" calcext:value-type="float">
            <text:p>32.219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59202580645" calcext:value-type="float">
            <text:p>31.95592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8568" calcext:value-type="float">
            <text:p>31.4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08142222222" calcext:value-type="float">
            <text:p>31.180814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7896" calcext:value-type="float">
            <text:p>30.9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2268" calcext:value-type="float">
            <text:p>30.364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98152258064" calcext:value-type="float">
            <text:p>30.279815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5656" calcext:value-type="float">
            <text:p>29.62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6741935484" calcext:value-type="float">
            <text:p>29.4586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12754285714" calcext:value-type="float">
            <text:p>29.58127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068387097" calcext:value-type="float">
            <text:p>29.93740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51424516129" calcext:value-type="float">
            <text:p>29.98514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59672" calcext:value-type="float">
            <text:p>30.11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659483871" calcext:value-type="float">
            <text:p>30.00465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41292" calcext:value-type="float">
            <text:p>29.63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82712258064" calcext:value-type="float">
            <text:p>30.118271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46100645161" calcext:value-type="float">
            <text:p>30.17461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4122" calcext:value-type="float">
            <text:p>29.42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61407741935" calcext:value-type="float">
            <text:p>29.56614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56428" calcext:value-type="float">
            <text:p>29.755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35536774193" calcext:value-type="float">
            <text:p>30.743553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53347142857" calcext:value-type="float">
            <text:p>31.035334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52108387097" calcext:value-type="float">
            <text:p>30.65521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851612903" calcext:value-type="float">
            <text:p>30.4251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42032" calcext:value-type="float">
            <text:p>30.73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30012903226" calcext:value-type="float">
            <text:p>30.7730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38224" calcext:value-type="float">
            <text:p>30.63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43807741935" calcext:value-type="float">
            <text:p>30.72438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63790967742" calcext:value-type="float">
            <text:p>30.68637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0956" calcext:value-type="float">
            <text:p>30.55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1376516129" calcext:value-type="float">
            <text:p>30.48137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4256" calcext:value-type="float">
            <text:p>30.65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9065806452" calcext:value-type="float">
            <text:p>30.67890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53892857143" calcext:value-type="float">
            <text:p>31.145389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24402580645" calcext:value-type="float">
            <text:p>30.78244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29116129032" calcext:value-type="float">
            <text:p>30.7929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57424" calcext:value-type="float">
            <text:p>30.75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66656774194" calcext:value-type="float">
            <text:p>30.49666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36968" calcext:value-type="float">
            <text:p>29.93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163483871" calcext:value-type="float">
            <text:p>29.46516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17627096774" calcext:value-type="float">
            <text:p>29.44176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1592" calcext:value-type="float">
            <text:p>29.23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84464516129" calcext:value-type="float">
            <text:p>28.9884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03364" calcext:value-type="float">
            <text:p>28.650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5123483871" calcext:value-type="float">
            <text:p>29.14512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0368275862" calcext:value-type="float">
            <text:p>29.382036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58228387097" calcext:value-type="float">
            <text:p>29.45582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15255483871" calcext:value-type="float">
            <text:p>29.4615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68136" calcext:value-type="float">
            <text:p>29.82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70738064516" calcext:value-type="float">
            <text:p>30.24707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83996" calcext:value-type="float">
            <text:p>30.578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7392516129" calcext:value-type="float">
            <text:p>29.84739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6881290323" calcext:value-type="float">
            <text:p>30.56568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67592" calcext:value-type="float">
            <text:p>30.35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22962580645" calcext:value-type="float">
            <text:p>30.39229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47512" calcext:value-type="float">
            <text:p>31.05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92002580645" calcext:value-type="float">
            <text:p>31.52920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27821428571" calcext:value-type="float">
            <text:p>31.512782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3152258064" calcext:value-type="float">
            <text:p>31.232315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51814285714" calcext:value-type="float">
            <text:p>31.11518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7232" calcext:value-type="float">
            <text:p>31.59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65977142857" calcext:value-type="float">
            <text:p>31.99659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1288" calcext:value-type="float">
            <text:p>31.86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15896774193" calcext:value-type="float">
            <text:p>31.03158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10263225806" calcext:value-type="float">
            <text:p>32.57102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3143225806" calcext:value-type="float">
            <text:p>32.20831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07432" calcext:value-type="float">
            <text:p>32.26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66890322581" calcext:value-type="float">
            <text:p>32.2566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1647142857" calcext:value-type="float">
            <text:p>32.342164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81784516129" calcext:value-type="float">
            <text:p>32.17817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73745806452" calcext:value-type="float">
            <text:p>32.13737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21636" calcext:value-type="float">
            <text:p>31.992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1700645161" calcext:value-type="float">
            <text:p>31.60717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2084" calcext:value-type="float">
            <text:p>31.15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996" calcext:value-type="float">
            <text:p>30.95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46374193548" calcext:value-type="float">
            <text:p>31.2046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0564" calcext:value-type="float">
            <text:p>31.744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25310967742" calcext:value-type="float">
            <text:p>31.90253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49628" calcext:value-type="float">
            <text:p>31.934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30256774194" calcext:value-type="float">
            <text:p>31.85302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26491428571" calcext:value-type="float">
            <text:p>31.97264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11489032258" calcext:value-type="float">
            <text:p>31.83114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292516129" calcext:value-type="float">
            <text:p>31.71429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7353846154" calcext:value-type="float">
            <text:p>31.49873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5556129032" calcext:value-type="float">
            <text:p>31.75455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13564" calcext:value-type="float">
            <text:p>31.731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22058064516" calcext:value-type="float">
            <text:p>30.9222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32692903226" calcext:value-type="float">
            <text:p>31.39326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3824" calcext:value-type="float">
            <text:p>31.55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62332903226" calcext:value-type="float">
            <text:p>31.48623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694" calcext:value-type="float">
            <text:p>30.952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40825806452" calcext:value-type="float">
            <text:p>30.9440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20499310345" calcext:value-type="float">
            <text:p>30.932049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38810322581" calcext:value-type="float">
            <text:p>30.36388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5115483871" calcext:value-type="float">
            <text:p>30.6051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43276" calcext:value-type="float">
            <text:p>30.764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61627096774" calcext:value-type="float">
            <text:p>30.35616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59104" calcext:value-type="float">
            <text:p>30.57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55616774193" calcext:value-type="float">
            <text:p>30.045561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268387097" calcext:value-type="float">
            <text:p>30.13552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65836" calcext:value-type="float">
            <text:p>30.526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19323870968" calcext:value-type="float">
            <text:p>30.06193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7596" calcext:value-type="float">
            <text:p>30.53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5115483871" calcext:value-type="float">
            <text:p>30.6051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64178571429" calcext:value-type="float">
            <text:p>30.666417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8517419355" calcext:value-type="float">
            <text:p>30.22785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6412903226" calcext:value-type="float">
            <text:p>30.1786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10872" calcext:value-type="float">
            <text:p>30.44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8732903226" calcext:value-type="float">
            <text:p>30.51087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8644" calcext:value-type="float">
            <text:p>30.29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59443870968" calcext:value-type="float">
            <text:p>29.39594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01171612903" calcext:value-type="float">
            <text:p>29.50011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15448" calcext:value-type="float">
            <text:p>30.24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388516129" calcext:value-type="float">
            <text:p>30.19638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3776" calcext:value-type="float">
            <text:p>30.27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77904516129" calcext:value-type="float">
            <text:p>30.5977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784285714" calcext:value-type="float">
            <text:p>30.595878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04953548387" calcext:value-type="float">
            <text:p>29.92049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3668387097" calcext:value-type="float">
            <text:p>29.61736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39132" calcext:value-type="float">
            <text:p>29.683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45298064516" calcext:value-type="float">
            <text:p>29.70452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25" calcext:value-type="float">
            <text:p>31.4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41635" calcext:value-type="float">
            <text:p>30.26416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435483871" calcext:value-type="float">
            <text:p>29.7364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63924" calcext:value-type="float">
            <text:p>29.606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38828387097" calcext:value-type="float">
            <text:p>29.17388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63932" calcext:value-type="float">
            <text:p>29.206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171483871" calcext:value-type="float">
            <text:p>29.14817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49064285714" calcext:value-type="float">
            <text:p>28.914906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14" calcext:value-type="float">
            <text:p>28.8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18" calcext:value-type="float">
            <text:p>33.4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712" calcext:value-type="float">
            <text:p>27.4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2448" calcext:value-type="float">
            <text:p>29.4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924" calcext:value-type="float">
            <text:p>32.0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0608" calcext:value-type="float">
            <text:p>33.8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3136" calcext:value-type="float">
            <text:p>33.4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6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4944" calcext:value-type="float">
            <text:p>34.9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3232" calcext:value-type="float">
            <text:p>35.0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276" calcext:value-type="float">
            <text:p>33.5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5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4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4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4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4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4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4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4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4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0352" calcext:value-type="float">
            <text:p>31.0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4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4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4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4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4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4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4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4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4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4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4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4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4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4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4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4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4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4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4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4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4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4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4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4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4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4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4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4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4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4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4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4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4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4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4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4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4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4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4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3152" calcext:value-type="float">
            <text:p>26.7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4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58089560100</text:p>
          </table:table-cell>
          <table:table-cell office:value-type="string" calcext:value-type="string">
            <text:p>194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7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190" meta:object-count="0"/>
    <meta:user-defined meta:name="AppVersion">3.0</meta:user-defined>
  </office:meta>
</office:document-meta>
</file>